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Standard">
      <style:text-properties officeooo:rsid="00124847" officeooo:paragraph-rsid="00124847"/>
    </style:style>
    <style:style style:name="P2" style:family="paragraph" style:parent-style-name="Standard">
      <style:text-properties officeooo:rsid="0017a5be" officeooo:paragraph-rsid="0017a5be"/>
    </style:style>
    <style:style style:name="P3" style:family="paragraph" style:parent-style-name="Standard">
      <style:paragraph-properties fo:break-before="page"/>
      <style:text-properties officeooo:rsid="00124847" officeooo:paragraph-rsid="00124847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20fdbf" officeooo:paragraph-rsid="0020fdbf"/>
    </style:style>
    <style:style style:name="T1" style:family="text">
      <style:text-properties officeooo:rsid="0020fdbf"/>
    </style:style>
    <style:style style:name="T2" style:family="text">
      <style:text-properties officeooo:rsid="0021e429"/>
    </style:style>
    <style:style style:name="T3" style:family="text">
      <style:text-properties officeooo:rsid="0023be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1" text:outline-level="1"><text:span text:style-name="T1">Descriptive </text:span>Section<text:span text:style-name="T2"> </text:span>Name <text:span text:style-name="T3">3</text:span></text:h>
          </table:table-cell>
        </table:table-row>
      </table:table>
      <text:p text:style-name="Standard"/>
      <text:p text:style-name="P2"><text:span text:style-name="SUSE-emphasis">Description:</text:span></text:p>
      <text:p text:style-name="P4">This is a description of what is covered in the section.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mo1" fo:font-family="Arimo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SUSE-monospace" style:family="text" style:parent-style-name="Teletype">
      <style:text-properties style:font-name="Arimo1" fo:font-family="Arimo" style:font-style-name="Bold" style:font-family-generic="swiss" style:font-pitch="variable" fo:font-weight="bold" style:font-size-asian="10.5pt"/>
    </style:style>
    <style:style style:name="Teletype" style:family="text">
      <style:text-properties style:font-name="Anonymous Pro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336633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09:09.476303431</meta:creation-date>
    <dc:date>2019-02-28T10:03:41.809117875</dc:date>
    <meta:editing-duration>PT7M57S</meta:editing-duration>
    <meta:editing-cycles>13</meta:editing-cycles>
    <meta:generator>LibreOffice/5.4.5.1$Linux_X86_64 LibreOffice_project/40m0$Build-1</meta:generator>
    <dc:creator>Ron Terry</dc:creator>
    <meta:document-statistic meta:table-count="1" meta:image-count="0" meta:object-count="0" meta:page-count="2" meta:paragraph-count="3" meta:word-count="16" meta:character-count="94" meta:non-whitespace-character-count="81"/>
  </office:meta>
</office:document-meta>
</file>